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0" calcext:value-type="float">
            <text:p>10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 style:data-style-name="N2" text:time-value="22:06:25.8390130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17T23:19:07.833168631</dc:date>
    <meta:editing-duration>P64DT19H9M49S</meta:editing-duration>
    <meta:editing-cycles>327</meta:editing-cycles>
    <meta:document-statistic meta:table-count="4" meta:cell-count="381" meta:object-count="0"/>
  </office:meta>
</office:document-meta>
</file>